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 y undersampling de 2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2</text:p>
          </table:table-cell>
          <table:table-cell office:value-type="string" calcext:value-type="string">
            <text:p>Pruebo el undersampling (la hora esta bien, ha sido a las 00 justas)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0H06M00S" calcext:value-type="time">
            <text:p>20:06: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</text:p>
          </table:table-cell>
          <table:table-cell office:value-type="string" calcext:value-type="string">
            <text:p>Ajusto parametros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3H44M00S" calcext:value-type="time">
            <text:p>23:44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mejorar parametros</text:p>
          </table:table-cell>
        </table:table-row>
        <table:table-row table:style-name="ro2">
          <table:table-cell office:value-type="date" office:date-value="2021-12-30" calcext:value-type="date">
            <text:p>30/12/21</text:p>
          </table:table-cell>
          <table:table-cell office:value-type="time" office:time-value="PT00H47M00S" calcext:value-type="time">
            <text:p>00:47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2</text:p>
          </table:table-cell>
          <table:table-cell office:value-type="string" calcext:value-type="string">
            <text:p>0.8628</text:p>
          </table:table-cell>
          <table:table-cell office:value-type="string" calcext:value-type="string">
            <text:p>Imputacion de valores inteligent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otro preprocesado sin éx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22:11:20.3797138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30T00:50:03.415370451</dc:date>
    <meta:editing-duration>PT9H19M59S</meta:editing-duration>
    <meta:editing-cycles>12</meta:editing-cycles>
    <meta:document-statistic meta:table-count="1" meta:cell-count="125" meta:object-count="0"/>
  </office:meta>
</office:document-meta>
</file>